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24pt" officeooo:rsid="0012f166" officeooo:paragraph-rsid="0012f166" style:font-size-asian="21pt" style:font-size-complex="24pt"/>
    </style:style>
    <style:style style:name="P2" style:family="paragraph" style:parent-style-name="Standard">
      <style:text-properties fo:font-size="22pt" officeooo:rsid="0012f166" officeooo:paragraph-rsid="0012f166" style:font-size-asian="19.25pt" style:font-size-complex="22pt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fo:font-size="32pt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-define digital siqnal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4pt" officeooo:rsid="0012f166" officeooo:paragraph-rsid="0012f166" style:font-size-asian="21pt" style:font-size-complex="24pt"/>
    </style:style>
    <style:style style:name="MT1" style:family="text">
      <style:text-properties fo:font-size="32pt" style:font-size-asian="28pt" style:font-size-complex="3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1"/><text:span text:style-name="MT1">Task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2:55:43.252000000</meta:creation-date>
    <dc:date>2023-10-06T12:57:05.210000000</dc:date>
    <meta:editing-duration>PT1M22S</meta:editing-duration>
    <meta:editing-cycles>1</meta:editing-cycles>
    <meta:document-statistic meta:table-count="0" meta:image-count="0" meta:object-count="0" meta:page-count="1" meta:paragraph-count="2" meta:word-count="5" meta:character-count="51" meta:non-whitespace-character-count="27"/>
    <meta:generator>LibreOffice/7.6.0.3$Windows_X86_64 LibreOffice_project/69edd8b8ebc41d00b4de3915dc82f8f0fc3b6265</meta:generator>
  </office:meta>
</office:document-meta>
</file>